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officeooo:paragraph-rsid="001d03de"/>
    </style:style>
    <style:style style:name="P3" style:family="paragraph" style:parent-style-name="Text_20_body" style:list-style-name="L1">
      <style:text-properties officeooo:paragraph-rsid="00212315"/>
    </style:style>
    <style:style style:name="P4" style:family="paragraph" style:parent-style-name="Text_20_body" style:list-style-name="L1">
      <style:text-properties fo:font-style="italic" style:font-style-asian="italic" style:font-style-complex="italic"/>
    </style:style>
    <style:style style:name="P5" style:family="paragraph" style:parent-style-name="Text_20_body" style:list-style-name="L1">
      <style:text-properties fo:font-style="normal" style:font-style-asian="normal" style:font-style-complex="normal"/>
    </style:style>
    <style:style style:name="P6" style:family="paragraph" style:parent-style-name="Text_20_body" style:list-style-name="L1">
      <style:text-properties fo:font-style="normal" officeooo:rsid="00161918" officeooo:paragraph-rsid="00161918" style:font-style-asian="normal" style:font-style-complex="normal"/>
    </style:style>
    <style:style style:name="P7" style:family="paragraph" style:parent-style-name="Text_20_body" style:list-style-name="L1">
      <style:text-properties fo:font-style="normal" officeooo:rsid="0016e29a" officeooo:paragraph-rsid="0016e29a" style:font-style-asian="normal" style:font-style-complex="normal"/>
    </style:style>
    <style:style style:name="P8" style:family="paragraph" style:parent-style-name="Text_20_body" style:list-style-name="L1">
      <style:text-properties fo:font-style="normal" officeooo:rsid="0019e4b3" officeooo:paragraph-rsid="0019e4b3" style:font-style-asian="normal" style:font-style-complex="normal"/>
    </style:style>
    <style:style style:name="P9" style:family="paragraph" style:parent-style-name="Text_20_body" style:list-style-name="L1">
      <style:text-properties officeooo:rsid="001e7df3" officeooo:paragraph-rsid="001e7df3"/>
    </style:style>
    <style:style style:name="P10" style:family="paragraph" style:parent-style-name="Text_20_body" style:list-style-name="L1">
      <style:text-properties officeooo:rsid="001f7dcb" officeooo:paragraph-rsid="001f7dcb"/>
    </style:style>
    <style:style style:name="P11" style:family="paragraph" style:parent-style-name="Text_20_body" style:list-style-name="L1">
      <style:text-properties officeooo:rsid="0021d14c" officeooo:paragraph-rsid="0021d14c"/>
    </style:style>
    <style:style style:name="P12" style:family="paragraph" style:parent-style-name="Text_20_body" style:list-style-name="L1">
      <style:text-properties officeooo:rsid="00223cc7" officeooo:paragraph-rsid="00223cc7"/>
    </style:style>
    <style:style style:name="P13" style:family="paragraph" style:parent-style-name="Text_20_body" style:list-style-name="L1">
      <style:text-properties officeooo:rsid="0024394b" officeooo:paragraph-rsid="0024394b"/>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19e4b3" style:font-style-asian="normal" style:font-style-complex="normal"/>
    </style:style>
    <style:style style:name="T4" style:family="text">
      <style:text-properties fo:font-style="normal" officeooo:rsid="001ba0e9" style:font-style-asian="normal" style:font-style-complex="normal"/>
    </style:style>
    <style:style style:name="T5" style:family="text">
      <style:text-properties fo:font-style="normal" officeooo:rsid="001d03de" style:font-style-asian="normal" style:font-style-complex="normal"/>
    </style:style>
    <style:style style:name="T6" style:family="text">
      <style:text-properties officeooo:rsid="00161918"/>
    </style:style>
    <style:style style:name="T7" style:family="text">
      <style:text-properties officeooo:rsid="0018c643"/>
    </style:style>
    <style:style style:name="T8" style:family="text">
      <style:text-properties officeooo:rsid="001e7df3"/>
    </style:style>
    <style:style style:name="T9" style:family="text">
      <style:text-properties officeooo:rsid="00212315"/>
    </style:style>
    <style:style style:name="T10" style:family="text">
      <style:text-properties officeooo:rsid="0024394b"/>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ummary - Beginning C++17 from novice to professional</text:h>
      <text:p text:style-name="Text_20_body"/>
      <text:p text:style-name="Text_20_body">Tuesday 30.11</text:p>
      <text:p text:style-name="Text_20_body"/>
      <text:list xml:id="list274753554" text:style-name="L1">
        <text:list-item>
          <text:p text:style-name="P1">initialising variable now via {}. E.g:</text:p>
          <text:list>
            <text:list-item>
              <text:p text:style-name="P1">int i {13}</text:p>
            </text:list-item>
            <text:list-item>
              <text:p text:style-name="P1">char b {"a"}</text:p>
            </text:list-item>
          </text:list>
        </text:list-item>
        <text:list-item>
          <text:p text:style-name="P1">return</text:p>
          <text:list>
            <text:list-item>
              <text:p text:style-name="P1">only in the main() function, ending the code is implicitly interprete as exiting with return 0;</text:p>
            </text:list-item>
            <text:list-item>
              <text:p text:style-name="P1">all other function must/should define specifc return statements!</text:p>
            </text:list-item>
          </text:list>
        </text:list-item>
        <text:list-item>
          <text:p text:style-name="P1">Namespace : Everything inside the brackets {} uses the defined prefix as symbolic identifier<text:line-break/> Eg:</text:p>
          <text:list>
            <text:list-item>
              <text:p text:style-name="P1">namespace my_namespace { }</text:p>
            </text:list-item>
          </text:list>
        </text:list-item>
        <text:list-item>
          <text:p text:style-name="P1">names</text:p>
          <text:list>
            <text:list-item>
              <text:p text:style-name="P1">case sensetive combinations of a to z, A to Z, 0 to 9, _</text:p>
            </text:list-item>
            <text:list-item>
              <text:p text:style-name="P1">start either with letter or _</text:p>
            </text:list-item>
          </text:list>
        </text:list-item>
        <text:list-item>
          <text:p text:style-name="P1">keywords</text:p>
          <text:list>
            <text:list-item>
              <text:p text:style-name="P1">in global space:</text:p>
              <text:list>
                <text:list-item>
                  <text:p text:style-name="P1">all starting with: _</text:p>
                </text:list-item>
              </text:list>
            </text:list-item>
            <text:list-item>
              <text:p text:style-name="P1">general:</text:p>
              <text:list>
                <text:list-item>
                  <text:p text:style-name="P1">starting with: __</text:p>
                </text:list-item>
                <text:list-item>
                  <text:p text:style-name="P1">sarting with:_ + uppercase( A to Z)</text:p>
                </text:list-item>
              </text:list>
            </text:list-item>
          </text:list>
        </text:list-item>
        <text:list-item>
          <text:p text:style-name="P1">templates: are templates for generating similiar kind of classes or functions.</text:p>
        </text:list-item>
        <text:list-item>
          <text:p text:style-name="P1">Code Apearance:</text:p>
          <text:list>
            <text:list-item>
              <text:p text:style-name="P1">uses ident/tabs to visually group things that belong together in groups</text:p>
            </text:list-item>
            <text:list-item>
              <text:p text:style-name="P1">stretch statement over several lines for readability</text:p>
            </text:list-item>
          </text:list>
        </text:list-item>
        <text:list-item>
          <text:p text:style-name="P1">procedural structuring</text:p>
          <text:list>
            <text:list-item>
              <text:p text:style-name="P1">procedural grouping of code. High level organization</text:p>
            </text:list-item>
            <text:list-item>
              <text:p text:style-name="P1">segmentation of code into workable groups (--&gt; teamwork, organization)</text:p>
            </text:list-item>
          </text:list>
        </text:list-item>
        <text:list-item>
          <text:p text:style-name="P1">auto</text:p>
          <text:list>
            <text:list-item>
              <text:p text:style-name="P1">used to let the compiler choose an apropriate data type</text:p>
            </text:list-item>
            <text:list-item>
              <text:p text:style-name="P1">eg</text:p>
            </text:list-item>
          </text:list>
        </text:list-item>
        <text:list-item>
          <text:p text:style-name="P1">static_cast&lt;data_type&gt;</text:p>
          <text:list>
            <text:list-item>
              <text:p text:style-name="P1">typecast to another data type</text:p>
            </text:list-item>
            <text:list-item>
              <text:p text:style-name="P1">use of static_cast avoids compiler warning for narrowing conversions!</text:p>
            </text:list-item>
          </text:list>
        </text:list-item>
        <text:list-item>
          <text:p text:style-name="P1"><text:soft-page-break/>C-strings</text:p>
          <text:list>
            <text:list-item>
              <text:p text:style-name="P1">array of chars endend with '\0' suffix</text:p>
            </text:list-item>
            <text:list-item>
              <text:p text:style-name="P1">bad , insecure ! Better use std::string objects</text:p>
            </text:list-item>
          </text:list>
        </text:list-item>
        <text:list-item>
          <text:p text:style-name="P1">c-arrays </text:p>
          <text:list>
            <text:list-item>
              <text:p text:style-name="P1">bad insecure ! Bettr use sdt:arrays objects</text:p>
            </text:list-item>
            <text:list-item>
              <text:p text:style-name="P1">c++17 sizes of array are run-time static!</text:p>
            </text:list-item>
            <text:list-item>
              <text:p text:style-name="P1">C11 sizes can be allocated dynamically at runtime</text:p>
            </text:list-item>
            <text:list-item>
              <text:p text:style-name="P1"/>
            </text:list-item>
          </text:list>
        </text:list-item>
        <text:list-item>
          <text:p text:style-name="P1">pointer: </text:p>
          <text:list>
            <text:list-item>
              <text:p text:style-name="P1">point to an address in memory</text:p>
            </text:list-item>
            <text:list-item>
              <text:p text:style-name="P1">are data type specific</text:p>
            </text:list-item>
            <text:list-item>
              <text:p text:style-name="P1">use of auto is recommended in pointer initialization</text:p>
              <text:list>
                <text:list-item>
                  <text:p text:style-name="P1">double heigth =45.73;<text:line-break/>auto *pointer{&amp;heigth}; </text:p>
                </text:list-item>
              </text:list>
            </text:list-item>
            <text:list-item>
              <text:p text:style-name="P1">should be initialized with initial value or with null pointer</text:p>
              <text:list>
                <text:list-item>
                  <text:p text:style-name="P1">long* pointer1{nullptr};</text:p>
                </text:list-item>
                <text:list-item>
                  <text:p text:style-name="P1">long *pointer2{121};</text:p>
                </text:list-item>
              </text:list>
            </text:list-item>
            <text:list-item>
              <text:p text:style-name="P1">the size of a pointer is on a given system allways the same independent of the data type its pointing to.</text:p>
            </text:list-item>
            <text:list-item>
              <text:p text:style-name="P4">Indirection operator</text:p>
              <text:list>
                <text:list-item>
                  <text:p text:style-name="P4">using *pointer returns the data pointer is pointing at</text:p>
                </text:list-item>
                <text:list-item>
                  <text:p text:style-name="P4">the indirection operator can also be used for alternative accesing arrays:</text:p>
                  <text:list>
                    <text:list-header>
                      <text:p text:style-name="P4">The folowing code </text:p>
                      <text:list>
                        <text:list-header>
                          <text:p text:style-name="P4">int numbers[] {1,2,3,4,5,6,7,8,9}<text:line-break/>std::cout &lt;&lt; *(numbers+1) &lt;&lt; "\t" &lt;&lt; *(numbers+7);</text:p>
                        </text:list-header>
                      </text:list>
                      <text:p text:style-name="P4">returns the second and the eigth value of the area numbers: 2 and 8!</text:p>
                    </text:list-header>
                  </text:list>
                </text:list-item>
              </text:list>
            </text:list-item>
            <text:list-item>
              <text:p text:style-name="P5">std::cout discriminates between different pointer types</text:p>
              <text:list>
                <text:list-item>
                  <text:p text:style-name="P5">std::cout &lt;&lt;p_int &lt;&lt;*p_int; --&gt; outputs the address of p_int and then the value of the date the pointer is pointing to </text:p>
                </text:list-item>
                <text:list-item>
                  <text:p text:style-name="P5">std::cout &lt;&lt; p_const_char <text:s/>&lt;&lt; *p_const_char --&gt; outputs the whole constant char literals (until reaches termination character \0. Then outputs the first char of the literal.</text:p>
                </text:list-item>
              </text:list>
            </text:list-item>
            <text:list-item>
              <text:p text:style-name="P5">Dynamic Memory Allocation</text:p>
              <text:list>
                <text:list-item>
                  <text:p text:style-name="P5"><text:span text:style-name="T1">new</text:span> operator</text:p>
                  <text:list>
                    <text:list-item>
                      <text:p text:style-name="P5">allocates memory dynamically for data type of used pointer</text:p>
                      <text:list>
                        <text:list-item>
                          <text:p text:style-name="P5">eg:<text:line-break/>int* pint {new int {11}}<text:tab/>//declares pointer pint and initialise its <text:s text:c="2"/><text:tab/><text:tab/><text:tab/><text:tab/>// dynamically allocated memory with 11 in the free store.</text:p>
                        </text:list-item>
                      </text:list>
                    </text:list-item>
                    <text:list-item>
                      <text:p text:style-name="P5"><text:soft-page-break/>Array notation can be used on the pointer to access elements of the dynamically allocated data:<text:line-break/><text:tab/><text:line-break/><text:tab/>pint [9]= 121;</text:p>
                    </text:list-item>
                  </text:list>
                </text:list-item>
                <text:list-item>
                  <text:p text:style-name="P5"><text:span text:style-name="T1">Delete</text:span> operate</text:p>
                  <text:list>
                    <text:list-item>
                      <text:p text:style-name="P5">frees dynamical memory beforehand allocated with the new operator.<text:line-break/><text:line-break/>delete pint; // frees the memory that pint is pointing to</text:p>
                      <text:p text:style-name="P5">pint has now become a <text:span text:style-name="T1">dangling pointer</text:span>! It points to place in memory that is not longer accessable.</text:p>
                    </text:list-item>
                  </text:list>
                </text:list-item>
                <text:list-item>
                  <text:p text:style-name="P5">Member Selection through a pointer<text:line-break/></text:p>
                  <text:p text:style-name="P5">vector&lt;int&gt; data {};<text:line-break/>auto* pdata= &amp;data;<text:line-break/><text:line-break/>(*pdata).push_back(66); // push back of 66 into vector data by <text:span text:style-name="T1">dereferencing op</text:span><text:line-break/>pdata-&gt;push_back(66); // same but but with the <text:span text:style-name="T1">indirect member selection operator</text:span></text:p>
                </text:list-item>
              </text:list>
            </text:list-item>
            <text:list-item>
              <text:p text:style-name="P4">Tip Never use the operators new, new[], delete, and delete[] directly in day-to-day coding. These operators have no place in modern C++ code. Always use either the std::vector&lt;&gt; container (to replace dynamic arrays) or a smart pointer (to dynamically allocate objects and manage their lifetimes). These high-level alternatives are much, much safer than the low-level memory management primitives and will help you tremendously by instantly eradicating all dangling pointers, multiple deallocations, allocation/ deallocation mismatches, and memory leaks from your programs. </text:p>
            </text:list-item>
            <text:list-item>
              <text:p text:style-name="P4">SMART POINTERS</text:p>
              <text:list>
                <text:list-item>
                  <text:p text:style-name="P4">associated functions etc.</text:p>
                  <text:list>
                    <text:list-item>
                      <text:p text:style-name="P4">.get() function<text:span text:style-name="T2"> to access address of the pointer</text:span></text:p>
                    </text:list-item>
                    <text:list-item>
                      <text:p text:style-name="P5">.reset() de-allocates the memory hold by <text:s/>pointer &amp; resets a smart pointer to nullptr</text:p>
                    </text:list-item>
                    <text:list-item>
                      <text:p text:style-name="P5">std::make_unique&lt;T&gt;(&lt;data values&gt;): initialises &lt;data_values&gt; and defines them as to be referenced by a unique_ptr of type &lt;T&gt;.</text:p>
                    </text:list-item>
                    <text:list-item>
                      <text:p text:style-name="P5">.release() de-smartifies the pointer!</text:p>
                    </text:list-item>
                  </text:list>
                </text:list-item>
                <text:list-item>
                  <text:p text:style-name="P5"><text:span text:style-name="T1">unique_ptr&lt;T&gt;: </text:span>only one unique_ptr can reference the same adress at any time!<text:line-break/>Compiler will not allow to copy unique_ptrs.<text:line-break/>Std::make_unique&lt;T&gt;() function is used to securely make data unique for a unique pointer.<text:line-break/>e.g:</text:p>
                  <text:list>
                    <text:list-item>
                      <text:p text:style-name="P5">std::unique_ptr pdata { std::make_unique(999.0) }; </text:p>
                    </text:list-item>
                    <text:list-item>
                      <text:p text:style-name="P5">auto pdata{ std::make_unique(999.0) }; </text:p>
                    </text:list-item>
                    <text:list-item>
                      <text:p text:style-name="P5">const size_t n {100};<text:line-break/>std::unique_ptr&lt;double[]&gt; pvalues {new double[n]};</text:p>
                    </text:list-item>
                    <text:list-item>
                      <text:p text:style-name="P5">//better<text:line-break/>auto pvalues {std::make_unique&lt;double[]&gt;(n)};</text:p>
                    </text:list-item>
                  </text:list>
                </text:list-item>
                <text:list-item>
                  <text:p text:style-name="P5"><text:span text:style-name="T1">shared_ptr&lt;T&gt;</text:span>: can share same adress crouss shared_ptrs. Counts numbers of <text:soft-page-break/>shared_ptr references per adress.when the reference count of shared_ptr falls to zero for any address. The according space will be freed again.</text:p>
                </text:list-item>
                <text:list-item>
                  <text:p text:style-name="P5">weak_ptr&lt;T&gt;: are linked to a shared_ptr. Do no count towards the reference count of shared_ptr and therefore does not prevent the associate memory from beeing freed when the rc falls to zero. A system to prevent dangling weak pointers is implemented:<text:line-break/>before accessing a memory space via a weak_ptr a shared pointers is created and used. Even if an already freed memory part is accessed the resulting pointer point to null_ptr.<text:line-break/>weak_ptrs are used to avoid reference cycle between shared pointers which would let to loop referencing between objects and thus make destroying them impossible.</text:p>
                </text:list-item>
                <text:list-item>
                  <text:p text:style-name="P5">References</text:p>
                  <text:p text:style-name="P5">work like working on the original value. No dereferncing is needed</text:p>
                  <text:list>
                    <text:list-header>
                      <text:p text:style-name="P5">double data {3.5}</text:p>
                    </text:list-header>
                    <text:list-item>
                      <text:p text:style-name="P5">Can be used in ranged loops to modify original values:<text:line-break/><text:line-break/>const double F2C {5.0/9.0}; // Fahrenheit to Celsius conversion constant <text:tab/>for (auto&amp; t : temperatures) // Reference loop variable t = (t - 32.0) * F2C; </text:p>
                    </text:list-item>
                    <text:list-item>
                      <text:p text:style-name="P5">Can be used in ranged loops to avoid copying the elements and instead work on original values. Using the const modifier prohibits unintentional modification of the values:</text:p>
                      <text:list>
                        <text:list-header>
                          <text:p text:style-name="P5">for (const auto&amp; t : temperatures) std::cout &lt;&lt; std::setw(6) &lt;&lt; t; std::cout &lt;&lt; std::endl;</text:p>
                        </text:list-header>
                      </text:list>
                    </text:list-item>
                  </text:list>
                </text:list-item>
              </text:list>
            </text:list-item>
          </text:list>
        </text:list-item>
        <text:list-item>
          <text:p text:style-name="P5">Functions</text:p>
          <text:list>
            <text:list-item>
              <text:p text:style-name="P5">good for:</text:p>
              <text:list>
                <text:list-item>
                  <text:p text:style-name="P5">segmenting</text:p>
                </text:list-item>
                <text:list-item>
                  <text:p text:style-name="P5">re-useability</text:p>
                </text:list-item>
              </text:list>
            </text:list-item>
            <text:list-item>
              <text:p text:style-name="P5">declaration of prototype functions before definition of the function</text:p>
              <text:list>
                <text:list-item>
                  <text:p text:style-name="P5">helps avoid circular loops in definition cross referencing</text:p>
                </text:list-item>
              </text:list>
            </text:list-item>
            <text:list-item>
              <text:p text:style-name="P5">Defining Functions:</text:p>
              <text:list>
                <text:list-item>
                  <text:p text:style-name="P5">&lt;return_type&gt; &lt;function_name&gt; (&lt;list of parameters&gt;) {<text:line-break/><text:tab/>// code of the function<text:line-break/>}</text:p>
                </text:list-item>
              </text:list>
            </text:list-item>
            <text:list-item>
              <text:p text:style-name="P5">passing Arguments</text:p>
              <text:list>
                <text:list-item>
                  <text:p text:style-name="P5">pass by value</text:p>
                  <text:list>
                    <text:list-item>
                      <text:p text:style-name="P5">function works on copy of the original variable in the parameter list</text:p>
                    </text:list-item>
                    <text:list-item>
                      <text:p text:style-name="P5">secure option if originals should not be modified</text:p>
                    </text:list-item>
                  </text:list>
                </text:list-item>
                <text:list-item>
                  <text:p text:style-name="P5">passy by value – pointers</text:p>
                  <text:list>
                    <text:list-item>
                      <text:p text:style-name="P5">if pointers are used the original data value will still be modified</text:p>
                    </text:list-item>
                    <text:list-item>
                      <text:p text:style-name="P5">not advisible since you are prone to make the following errors</text:p>
                      <text:list>
                        <text:list-item>
                          <text:p text:style-name="P5">out of boundary</text:p>
                        </text:list-item>
                        <text:list-item>
                          <text:p text:style-name="P5">nullptr errors / dangling pointers</text:p>
                        </text:list-item>
                      </text:list>
                    </text:list-item>
                  </text:list>
                </text:list-item>
                <text:list-item>
                  <text:p text:style-name="P5"><text:soft-page-break/>passing an array </text:p>
                  <text:list>
                    <text:list-item>
                      <text:p text:style-name="P5">is essential passing a pointer!</text:p>
                    </text:list-item>
                    <text:list-item>
                      <text:p text:style-name="P5">Can use array notation in function</text:p>
                    </text:list-item>
                    <text:list-item>
                      <text:p text:style-name="P5">need as second argument which defines the boundaries of the array (e.g. Like index or count</text:p>
                      <text:list>
                        <text:list-item>
                          <text:p text:style-name="P5">Prone to failure! If the user of the function passes wrong boundary argument, the funtion will most likely perform an out out range memory access. </text:p>
                        </text:list-item>
                      </text:list>
                    </text:list-item>
                  </text:list>
                </text:list-item>
                <text:list-item>
                  <text:p text:style-name="P5">pass by reference</text:p>
                </text:list-item>
                <text:list-item>
                  <text:p text:style-name="P5">const parameters – secure coding styles</text:p>
                  <text:list>
                    <text:list-item>
                      <text:p text:style-name="P5">always declare paramaters as const if they are not needed to modify the original data. &lt;<text:span text:style-name="T6">==&gt; they are input parameters</text:span></text:p>
                    </text:list-item>
                    <text:list-item>
                      <text:p text:style-name="P5">ESPECIALLY: Allways declare pointers(out of range errors and dangling pointer problematic) <text:s/>and to a certain degree references as const if they are not needed to modify the original data.</text:p>
                    </text:list-item>
                  </text:list>
                </text:list-item>
                <text:list-item>
                  <text:p text:style-name="P5">Passing arrays by reference</text:p>
                  <text:list>
                    <text:list-item>
                      <text:p text:style-name="P5">double average10(const double (&amp;array)[10]) { <text:line-break/> <text:tab/>double sum {}; // Accumulate total in here for (double val : array) <text:line-break/> <text:tab/>sum += val; // Sum array elements <text:line-break/> <text:tab/>return sum / std::size(array); // Return average <text:line-break/>}</text:p>
                    </text:list-item>
                    <text:list-item>
                      <text:p text:style-name="P5"><text:s/>the function now only accepts arrays of type double with an index of 10.</text:p>
                    </text:list-item>
                    <text:list-item>
                      <text:p text:style-name="P5">since the index is known. Inside the function the std::size() functin can be used.</text:p>
                    </text:list-item>
                  </text:list>
                </text:list-item>
                <text:list-item>
                  <text:p text:style-name="P5">Parameter – references – implicit conversions</text:p>
                  <text:list>
                    <text:list-item>
                      <text:p text:style-name="P5"><text:s/>reference-to-const as parameters --&gt; implicit conversion occurs</text:p>
                    </text:list-item>
                    <text:list-item>
                      <text:p text:style-name="P5">reference-to-non-const as parameters --&gt; no implicit conversion, possible compilation fail – bc <text:s/>of type-mismatch occurs.<text:line-break/><text:span text:style-name="T6">Why because no converted tempory value can be switched in between like it is done by reference-to-const parameters without destroying the original values.</text:span></text:p>
                    </text:list-item>
                  </text:list>
                </text:list-item>
                <text:list-item>
                  <text:p text:style-name="P5">Parameter coding styles – references vs. Pointers</text:p>
                  <text:list>
                    <text:list-item>
                      <text:p text:style-name="P5">if you want to use the nullptr expression you need pointers!</text:p>
                    </text:list-item>
                    <text:list-item>
                      <text:p text:style-name="P5">References is elegant and good, but may <text:s/>mask to the user that a function is modifying the orignial data</text:p>
                    </text:list-item>
                    <text:list-item>
                      <text:p text:style-name="P5">reference-to-const is generally preferable to pointer-to-const.</text:p>
                    </text:list-item>
                    <text:list-item>
                      <text:p text:style-name="P5">Reference avoid nullptr problematics</text:p>
                      <text:list>
                        <text:list-item>
                          <text:p text:style-name="P5">special values might be realized by using std::optional&lt;&gt; mechanism</text:p>
                        </text:list-item>
                      </text:list>
                    </text:list-item>
                  </text:list>
                </text:list-item>
                <text:list-item>
                  <text:p text:style-name="P5">Parameter coding style</text:p>
                  <text:list>
                    <text:list-item>
                      <text:p text:style-name="P5">parameters can be of the following types</text:p>
                      <text:list>
                        <text:list-item>
                          <text:p text:style-name="P5">input parameter</text:p>
                          <text:list>
                            <text:list-item>
                              <text:p text:style-name="P5">if references use: reference to const to avoid unintentional misuse.</text:p>
                            </text:list-item>
                          </text:list>
                        </text:list-item>
                        <text:list-item>
                          <text:p text:style-name="P5">output parameter</text:p>
                          <text:list>
                            <text:list-item>
                              <text:p text:style-name="P6">references-to-non-const<text:tab/>or</text:p>
                            </text:list-item>
                            <text:list-item>
                              <text:p text:style-name="P6"><text:soft-page-break/>pointers</text:p>
                            </text:list-item>
                          </text:list>
                        </text:list-item>
                        <text:list-item>
                          <text:p text:style-name="P5">input/output parameter</text:p>
                        </text:list-item>
                      </text:list>
                    </text:list-item>
                    <text:list-item>
                      <text:p text:style-name="P5">input/output parameters should be avoided for the sake of clearness and error finding.</text:p>
                    </text:list-item>
                  </text:list>
                </text:list-item>
                <text:list-item>
                  <text:p text:style-name="P7">Refences-to-const <text:span text:style-name="T7">for </text:span>std::string <text:span text:style-name="T7">vs std::string_view</text:span>:</text:p>
                  <text:list>
                    <text:list-item>
                      <text:p text:style-name="P7">std::string often make implicit conversion from const char[] literals</text:p>
                    </text:list-item>
                    <text:list-item>
                      <text:p text:style-name="P7">avoid this for refences-to-const input-parameters by using std::string_view</text:p>
                    </text:list-item>
                    <text:list-item>
                      <text:p text:style-name="P7">Tip Always use the type std::string_view instead of const std::string&amp; for input string parameters. While there is nothing wrong with using const std::string_view&amp;, you might as well pass std::string_view by value because copying these objects is cheap. </text:p>
                    </text:list-item>
                  </text:list>
                </text:list-item>
                <text:list-item>
                  <text:p text:style-name="P8">Default parameters</text:p>
                  <text:list>
                    <text:list-item>
                      <text:p text:style-name="P2"><text:span text:style-name="T3">defined in the header or the function </text:span><text:span text:style-name="T4">prototype </text:span><text:span text:style-name="T3">declaration<text:line-break/></text:span><text:span text:style-name="T5">e.g.:<text:line-break/><text:line-break/></text:span>// The function prototype including defaults for parameters void show_data(const int data[], size_t count = 1, std::string_view title = "Data Values", size_t width = 10, size_t perLine = 5);</text:p>
                    </text:list-item>
                  </text:list>
                </text:list-item>
                <text:list-item>
                  <text:p text:style-name="P2"><text:s/><text:span text:style-name="T8">Parameter from int main () function</text:span></text:p>
                  <text:list>
                    <text:list-item>
                      <text:p text:style-name="P9">int main (int argc, char* argv[])</text:p>
                    </text:list-item>
                    <text:list-item>
                      <text:p text:style-name="P9">argc is the number of string parameters following the call of the main function</text:p>
                    </text:list-item>
                    <text:list-item>
                      <text:p text:style-name="P9">argv[] is an array of char literals which each contain the c-string for each parameter</text:p>
                    </text:list-item>
                    <text:list-item>
                      <text:p text:style-name="P9">note: argv[] has an index of argc+1 since, the last elements contains the nullptr</text:p>
                    </text:list-item>
                  </text:list>
                </text:list-item>
                <text:list-item>
                  <text:p text:style-name="P10">returning values from functions:</text:p>
                  <text:list>
                    <text:list-item>
                      <text:p text:style-name="P10">returning pointers</text:p>
                      <text:list>
                        <text:list-item>
                          <text:p text:style-name="P10">pointers must be still valid when returning from functions</text:p>
                        </text:list-item>
                        <text:list-item>
                          <text:p text:style-name="P10">■ Caution Never return the address of an automatic, stack-allocated local variable from a function. </text:p>
                        </text:list-item>
                        <text:list-item>
                          <text:p text:style-name="P3"><text:span text:style-name="T9">e.g. does not work because the address of a and b will not be valid after the execution of the .... function<text:line-break/><text:line-break/></text:span>int* larger(int a, int b) { <text:line-break/> if (a &gt; b) return &amp;a; // Wrong! <text:line-break/> else return &amp;b; // Wrong! <text:line-break/>}</text:p>
                        </text:list-item>
                      </text:list>
                    </text:list-item>
                    <text:list-item>
                      <text:p text:style-name="P11">returning a reference</text:p>
                      <text:list>
                        <text:list-item>
                          <text:p text:style-name="P11">Caution Never return a reference to an automatic local variable in a function. </text:p>
                        </text:list-item>
                      </text:list>
                    </text:list-item>
                    <text:list-item>
                      <text:p text:style-name="P11">Returning vs output parameters</text:p>
                    </text:list-item>
                    <text:list-item>
                      <text:p text:style-name="P11">returning values over output parameters</text:p>
                      <text:list>
                        <text:list-item>
                          <text:p text:style-name="P3"><text:s/>Tip In modern C++, you should generally prefer returning values over output parameters. This makes function signatures and calls much easier to read. <text:soft-page-break/>Arguments are for input, and all output is returned. The mechanism that makes this possible is called move semantics and is discussed in detail in Chapter 17. In a nutshell, move semantics ensures that returning objects that manage dynamically allocated memory—such as vectors and strings—no longer involves copying that memory and is therefore very cheap. Notable exceptions are arrays or objects that contain an array, such as std::array&lt;&gt;. For these it is still better to use output parameters. </text:p>
                        </text:list-item>
                      </text:list>
                    </text:list-item>
                    <text:list-item>
                      <text:p text:style-name="P12">Return type deduction</text:p>
                      <text:list>
                        <text:list-item>
                          <text:p text:style-name="P12">auto to let the compiler deduct return type</text:p>
                        </text:list-item>
                        <text:list-item>
                          <text:p text:style-name="P12">does not work if there a several return statements with different return data types</text:p>
                        </text:list-item>
                      </text:list>
                    </text:list-item>
                    <text:list-item>
                      <text:p text:style-name="P12">return type deduction <text:span text:style-name="T10">and references</text:span></text:p>
                      <text:list>
                        <text:list-item>
                          <text:p text:style-name="P12">Caution auto never deduces to a reference type, always to a value type. This implies that even when you assign a reference to auto, the value still gets copied. This copy will moreover not be const, unless you explicitly use const auto. To have the compiler deduce a reference type, you can use auto&amp; or const auto&amp;. </text:p>
                        </text:list-item>
                        <text:list-item>
                          <text:p text:style-name="P13">To ensure reference use with auto deduction</text:p>
                          <text:list>
                            <text:list-item>
                              <text:p text:style-name="P13">Explicitly specify the &lt;data_type&gt;&amp; return type . </text:p>
                            </text:list-item>
                            <text:list-item>
                              <text:p text:style-name="P13"><text:s/>Specify auto&amp; instead of auto. Then the return type will always be a reference. </text:p>
                            </text:list-item>
                          </text:list>
                        </text:list-item>
                      </text:list>
                    </text:list-item>
                    <text:list-item>
                      <text:p text:style-name="P13">Working with optional values</text:p>
                      <text:list>
                        <text:list-item>
                          <text:p text:style-name="P13"/>
                        </text:list-item>
                      </text:list>
                    </text:list-item>
                  </text:list>
                </text:list-item>
              </text:list>
            </text:list-item>
            <text:list-item>
              <text:p text:style-name="P5">Std::cout</text:p>
              <text:list>
                <text:list-item>
                  <text:p text:style-name="P5">formatting output</text:p>
                  <text:list>
                    <text:list-item>
                      <text:p text:style-name="P5">std::cout.setf(std::ios_base::hex); --&gt; convert to hexidecimal format</text:p>
                    </text:list-item>
                  </text:list>
                </text:list-item>
              </text:list>
            </text:list-item>
          </text:list>
        </text:list-item>
        <text:list-item>
          <text:p text:style-name="P5"/>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4-16T11:32:02.64</meta:creation-date>
    <meta:editing-duration>P2DT1H24M17S</meta:editing-duration>
    <meta:editing-cycles>50</meta:editing-cycles>
    <meta:generator>LibreOffice/7.3.2.2$Windows_X86_64 LibreOffice_project/49f2b1bff42cfccbd8f788c8dc32c1c309559be0</meta:generator>
    <dc:date>2022-04-20T17:09:37.252000000</dc:date>
    <meta:document-statistic meta:table-count="0" meta:image-count="0" meta:object-count="0" meta:page-count="7" meta:paragraph-count="171" meta:word-count="1987" meta:character-count="11939" meta:non-whitespace-character-count="10230"/>
    <meta:user-defined meta:name="Info 1"/>
    <meta:user-defined meta:name="Info 2"/>
    <meta:user-defined meta:name="Info 3"/>
    <meta:user-defined meta:name="Info 4"/>
  </office:meta>
</office:document-meta>
</file>